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18312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12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12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8776" calcext:value-type="float">
            <text:p>59.5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12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3056" calcext:value-type="float">
            <text:p>59.5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12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1136" calcext:value-type="float">
            <text:p>59.3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12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2472" calcext:value-type="float">
            <text:p>59.4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12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2576" calcext:value-type="float">
            <text:p>59.4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12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5312" calcext:value-type="float">
            <text:p>59.2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12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4456" calcext:value-type="float">
            <text:p>59.2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12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12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2888" calcext:value-type="float">
            <text:p>59.6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12</text:p>
          </table:table-cell>
          <table:table-cell office:value-type="string" calcext:value-type="string">
            <text:p>201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7816" calcext:value-type="float">
            <text:p>59.4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12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9216" calcext:value-type="float">
            <text:p>59.2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12</text:p>
          </table:table-cell>
          <table:table-cell office:value-type="string" calcext:value-type="string">
            <text:p>201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8256" calcext:value-type="float">
            <text:p>59.1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12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2248" calcext:value-type="float">
            <text:p>58.3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12</text:p>
          </table:table-cell>
          <table:table-cell office:value-type="string" calcext:value-type="string">
            <text:p>200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4672" calcext:value-type="float">
            <text:p>57.9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12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7992" calcext:value-type="float">
            <text:p>57.8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12</text:p>
          </table:table-cell>
          <table:table-cell office:value-type="string" calcext:value-type="string">
            <text:p>200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9624" calcext:value-type="float">
            <text:p>57.1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12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12</text:p>
          </table:table-cell>
          <table:table-cell office:value-type="string" calcext:value-type="string">
            <text:p>200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956" calcext:value-type="float">
            <text:p>57.4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12</text:p>
          </table:table-cell>
          <table:table-cell office:value-type="string" calcext:value-type="string">
            <text:p>200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0712" calcext:value-type="float">
            <text:p>56.7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312</text:p>
          </table:table-cell>
          <table:table-cell office:value-type="string" calcext:value-type="string">
            <text:p>200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3904" calcext:value-type="float">
            <text:p>57.1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